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6pt" officeooo:rsid="158be102" officeooo:paragraph-rsid="158caed1" style:font-size-asian="6pt" style:font-size-complex="6pt"/>
    </style:style>
    <style:style style:name="P2" style:family="paragraph" style:parent-style-name="Text_20_body">
      <style:text-properties fo:font-size="6pt" officeooo:rsid="1586c033" officeooo:paragraph-rsid="1586c033" style:font-size-asian="6pt" style:font-size-complex="6pt"/>
    </style:style>
    <style:style style:name="P3" style:family="paragraph" style:parent-style-name="Text_20_body">
      <style:text-properties fo:font-size="6pt" officeooo:rsid="15974755" officeooo:paragraph-rsid="15974755" style:font-size-asian="6pt" style:font-size-complex="6pt"/>
    </style:style>
    <style:style style:name="P4" style:family="paragraph" style:parent-style-name="Text_20_body">
      <style:text-properties fo:font-size="6pt" style:font-size-asian="6pt" style:font-size-complex="6pt"/>
    </style:style>
    <style:style style:name="P5" style:family="paragraph" style:parent-style-name="Text_20_body">
      <style:text-properties fo:font-size="6pt" officeooo:rsid="15aa56d7" officeooo:paragraph-rsid="158ffa3e" style:font-size-asian="6pt" style:font-size-complex="6pt"/>
    </style:style>
    <style:style style:name="P6" style:family="paragraph" style:parent-style-name="Text_20_body" style:list-style-name="L1">
      <style:text-properties fo:font-size="6pt" officeooo:rsid="158e3ba0" officeooo:paragraph-rsid="158e3ba0" style:font-size-asian="6pt" style:font-size-complex="6pt"/>
    </style:style>
    <style:style style:name="P7" style:family="paragraph" style:parent-style-name="Text_20_body" style:list-style-name="L1">
      <style:text-properties fo:font-size="6pt" officeooo:rsid="159d9011" officeooo:paragraph-rsid="159d9011" style:font-size-asian="6pt" style:font-size-complex="6pt"/>
    </style:style>
    <style:style style:name="P8" style:family="paragraph" style:parent-style-name="Text_20_body" style:list-style-name="L1">
      <style:text-properties fo:font-size="6pt" officeooo:rsid="159d9011" officeooo:paragraph-rsid="15a1cf2c" style:font-size-asian="6pt" style:font-size-complex="6pt"/>
    </style:style>
    <style:style style:name="P9" style:family="paragraph" style:parent-style-name="Text_20_body" style:list-style-name="L1">
      <style:text-properties fo:font-size="6pt" officeooo:rsid="158caed1" officeooo:paragraph-rsid="15a1cf2c" style:font-size-asian="6pt" style:font-size-complex="6pt"/>
    </style:style>
    <style:style style:name="P10" style:family="paragraph" style:parent-style-name="Text_20_body" style:list-style-name="L1">
      <style:text-properties fo:font-size="6pt" officeooo:rsid="158caed1" officeooo:paragraph-rsid="158caed1" style:font-size-asian="6pt" style:font-size-complex="6pt"/>
    </style:style>
    <style:style style:name="P11" style:family="paragraph" style:parent-style-name="Text_20_body" style:list-style-name="L1">
      <style:text-properties fo:font-size="6pt" officeooo:rsid="1590fc59" officeooo:paragraph-rsid="1590fc59" style:font-size-asian="6pt" style:font-size-complex="6pt"/>
    </style:style>
    <style:style style:name="P12" style:family="paragraph" style:parent-style-name="Text_20_body" style:list-style-name="L1">
      <style:text-properties fo:font-size="6pt" officeooo:rsid="1595dc47" officeooo:paragraph-rsid="15a1cf2c" style:font-size-asian="6pt" style:font-size-complex="6pt"/>
    </style:style>
    <style:style style:name="P13" style:family="paragraph" style:parent-style-name="Text_20_body" style:list-style-name="L1">
      <style:text-properties fo:font-size="6pt" officeooo:rsid="159eba43" officeooo:paragraph-rsid="159eba43" style:font-size-asian="6pt" style:font-size-complex="6pt"/>
    </style:style>
    <style:style style:name="P14" style:family="paragraph" style:parent-style-name="Text_20_body" style:list-style-name="L1">
      <style:text-properties fo:font-size="6pt" officeooo:rsid="15a066f7" officeooo:paragraph-rsid="15a066f7" style:font-size-asian="6pt" style:font-size-complex="6pt"/>
    </style:style>
    <style:style style:name="P15" style:family="paragraph" style:parent-style-name="Text_20_body" style:list-style-name="L1">
      <style:text-properties fo:font-size="6pt" officeooo:rsid="15a530d9" officeooo:paragraph-rsid="15a530d9" style:font-size-asian="6pt" style:font-size-complex="6pt"/>
    </style:style>
    <style:style style:name="P16" style:family="paragraph" style:parent-style-name="Text_20_body" style:list-style-name="L1">
      <style:text-properties fo:font-size="6pt" officeooo:rsid="158d3ebb" officeooo:paragraph-rsid="158d3ebb" style:font-size-asian="6pt" style:font-size-complex="6pt"/>
    </style:style>
    <style:style style:name="P17" style:family="paragraph" style:parent-style-name="Text_20_body" style:list-style-name="L1">
      <style:text-properties fo:font-size="6pt" officeooo:rsid="15a1cf2c" officeooo:paragraph-rsid="15a63a73" style:font-size-asian="6pt" style:font-size-complex="6pt"/>
    </style:style>
    <style:style style:name="P18" style:family="paragraph" style:parent-style-name="Text_20_body" style:list-style-name="L1">
      <style:text-properties fo:font-size="6pt" officeooo:rsid="15a8301a" officeooo:paragraph-rsid="15a8301a" style:font-size-asian="6pt" style:font-size-complex="6pt"/>
    </style:style>
    <style:style style:name="P19" style:family="paragraph" style:parent-style-name="Text_20_body" style:list-style-name="L1">
      <style:text-properties fo:font-size="6pt" officeooo:rsid="15a63a73" officeooo:paragraph-rsid="15a63a73" style:font-size-asian="6pt" style:font-size-complex="6pt"/>
    </style:style>
    <style:style style:name="P20" style:family="paragraph" style:parent-style-name="Text_20_body" style:list-style-name="L1">
      <style:text-properties fo:font-size="6pt" officeooo:rsid="15aa3230" officeooo:paragraph-rsid="15aa3230" style:font-size-asian="6pt" style:font-size-complex="6pt"/>
    </style:style>
    <style:style style:name="P21" style:family="paragraph" style:parent-style-name="Text_20_body" style:list-style-name="L2">
      <style:text-properties fo:font-size="6pt" officeooo:rsid="1586c033" officeooo:paragraph-rsid="1586c033" style:font-size-asian="6pt" style:font-size-complex="6pt"/>
    </style:style>
    <style:style style:name="P22" style:family="paragraph" style:parent-style-name="Text_20_body" style:list-style-name="L12">
      <style:text-properties fo:font-size="6pt" officeooo:paragraph-rsid="15ac69ea" style:font-size-asian="6pt" style:font-size-complex="6pt"/>
    </style:style>
    <style:style style:name="P23" style:family="paragraph" style:parent-style-name="Text_20_body" style:list-style-name="L12">
      <style:text-properties fo:font-size="6pt" officeooo:rsid="15b4f5df" officeooo:paragraph-rsid="15ac69ea" style:font-size-asian="6pt" style:font-size-complex="6pt"/>
    </style:style>
    <style:style style:name="P24" style:family="paragraph" style:parent-style-name="Text_20_body" style:list-style-name="L13">
      <style:text-properties fo:font-size="6pt" officeooo:rsid="15b4f5df" officeooo:paragraph-rsid="15ac69ea" style:font-size-asian="6pt" style:font-size-complex="6pt"/>
    </style:style>
    <style:style style:name="P25" style:family="paragraph" style:parent-style-name="Text_20_body">
      <style:text-properties fo:font-size="6pt" officeooo:paragraph-rsid="15ac69ea" style:font-size-asian="6pt" style:font-size-complex="6pt"/>
    </style:style>
    <style:style style:name="P26" style:family="paragraph" style:parent-style-name="Text_20_body" style:list-style-name="L13">
      <style:text-properties fo:font-size="6pt" officeooo:paragraph-rsid="15ac69ea" style:font-size-asian="6pt" style:font-size-complex="6pt"/>
    </style:style>
    <style:style style:name="P27" style:family="paragraph" style:parent-style-name="Text_20_body" style:list-style-name="L14">
      <style:text-properties fo:font-size="6pt" officeooo:paragraph-rsid="15ac69ea" style:font-size-asian="6pt" style:font-size-complex="6pt"/>
    </style:style>
    <style:style style:name="P28" style:family="paragraph" style:parent-style-name="Text_20_body" style:list-style-name="L17">
      <style:text-properties fo:font-size="6pt" style:font-size-asian="6pt" style:font-size-complex="6pt"/>
    </style:style>
    <style:style style:name="P29" style:family="paragraph" style:parent-style-name="Text_20_body">
      <style:text-properties fo:font-size="6pt" officeooo:rsid="15b66603" officeooo:paragraph-rsid="15adac3a" style:font-size-asian="6pt" style:font-size-complex="6pt"/>
    </style:style>
    <style:style style:name="P30" style:family="paragraph" style:parent-style-name="Text_20_body" style:list-style-name="L19">
      <style:text-properties fo:font-size="6pt" officeooo:rsid="15b66603" officeooo:paragraph-rsid="15adac3a" style:font-size-asian="6pt" style:font-size-complex="6pt"/>
    </style:style>
    <style:style style:name="P31" style:family="paragraph" style:parent-style-name="Text_20_body" style:list-style-name="L20">
      <style:text-properties fo:font-size="6pt" officeooo:rsid="15b66603" officeooo:paragraph-rsid="15adac3a" style:font-size-asian="6pt" style:font-size-complex="6pt"/>
    </style:style>
    <style:style style:name="P32" style:family="paragraph" style:parent-style-name="Text_20_body">
      <style:text-properties style:text-line-through-style="none" style:text-line-through-type="none" fo:font-size="6pt" officeooo:rsid="15b80750" officeooo:paragraph-rsid="15ac69ea" style:font-size-asian="6pt" style:font-size-complex="6pt"/>
    </style:style>
    <style:style style:name="P33" style:family="paragraph" style:parent-style-name="Text_20_body">
      <style:text-properties style:text-line-through-style="none" style:text-line-through-type="none" fo:font-size="6pt" officeooo:rsid="15bd74a3" officeooo:paragraph-rsid="15ad1614" style:font-size-asian="6pt" style:font-size-complex="6pt"/>
    </style:style>
    <style:style style:name="P34" style:family="paragraph" style:parent-style-name="Text_20_body">
      <style:text-properties style:text-line-through-style="none" style:text-line-through-type="none" fo:font-size="6pt" officeooo:rsid="15aeec38" officeooo:paragraph-rsid="15ac69ea" style:font-size-asian="6pt" style:font-size-complex="6pt"/>
    </style:style>
    <style:style style:name="P35" style:family="paragraph" style:parent-style-name="Text_20_body" style:list-style-name="L4">
      <style:text-properties style:text-line-through-style="none" style:text-line-through-type="none" fo:font-size="6pt" officeooo:rsid="15afa6e7" officeooo:paragraph-rsid="15ac69ea" style:font-size-asian="6pt" style:font-size-complex="6pt"/>
    </style:style>
    <style:style style:name="P36" style:family="paragraph" style:parent-style-name="Text_20_body" style:list-style-name="L11">
      <style:text-properties style:text-line-through-style="none" style:text-line-through-type="none" fo:font-size="6pt" officeooo:rsid="15afa6e7" officeooo:paragraph-rsid="15ac69ea" style:font-size-asian="6pt" style:font-size-complex="6pt"/>
    </style:style>
    <style:style style:name="P37" style:family="paragraph" style:parent-style-name="Text_20_body">
      <style:text-properties style:text-line-through-style="none" style:text-line-through-type="none" fo:font-size="6pt" officeooo:rsid="15b4f5df" officeooo:paragraph-rsid="15ac69ea" style:font-size-asian="6pt" style:font-size-complex="6pt"/>
    </style:style>
    <style:style style:name="P38" style:family="paragraph" style:parent-style-name="Text_20_body" style:list-style-name="L11">
      <style:text-properties style:text-line-through-style="none" style:text-line-through-type="none" fo:font-size="6pt" officeooo:rsid="15adfad2" officeooo:paragraph-rsid="15ac69ea" style:font-size-asian="6pt" style:font-size-complex="6pt"/>
    </style:style>
    <style:style style:name="P39" style:family="paragraph" style:parent-style-name="Text_20_body" style:list-style-name="L11">
      <style:text-properties style:text-line-through-style="none" style:text-line-through-type="none" fo:font-size="6pt" officeooo:rsid="15b00d7c" officeooo:paragraph-rsid="15ac69ea" style:font-size-asian="6pt" style:font-size-complex="6pt"/>
    </style:style>
    <style:style style:name="P40" style:family="paragraph" style:parent-style-name="Text_20_body" style:list-style-name="L11">
      <style:text-properties style:text-line-through-style="none" style:text-line-through-type="none" fo:font-size="6pt" officeooo:rsid="15bcccb3" officeooo:paragraph-rsid="15ac69ea" style:font-size-asian="6pt" style:font-size-complex="6pt"/>
    </style:style>
    <style:style style:name="P41" style:family="paragraph" style:parent-style-name="Text_20_body" style:list-style-name="L11">
      <style:text-properties style:text-line-through-style="none" style:text-line-through-type="none" fo:font-size="6pt" officeooo:rsid="154b9479" officeooo:paragraph-rsid="15ac69ea" style:font-size-asian="6pt" style:font-size-complex="6pt"/>
    </style:style>
    <style:style style:name="P42" style:family="paragraph" style:parent-style-name="Text_20_body">
      <style:text-properties style:text-line-through-style="none" style:text-line-through-type="none" fo:font-size="6pt" officeooo:rsid="154b9479" officeooo:paragraph-rsid="15ac69ea" style:font-size-asian="6pt" style:font-size-complex="6pt"/>
    </style:style>
    <style:style style:name="P43" style:family="paragraph" style:parent-style-name="Text_20_body" style:list-style-name="L11">
      <style:text-properties style:text-line-through-style="none" style:text-line-through-type="none" fo:font-size="6pt" officeooo:rsid="15b9917d" officeooo:paragraph-rsid="15ac69ea" style:font-size-asian="6pt" style:font-size-complex="6pt"/>
    </style:style>
    <style:style style:name="P44" style:family="paragraph" style:parent-style-name="Text_20_body" style:list-style-name="L16">
      <style:text-properties style:text-line-through-style="none" style:text-line-through-type="none" fo:font-size="6pt" officeooo:rsid="15b9917d" officeooo:paragraph-rsid="15ac69ea" style:font-size-asian="6pt" style:font-size-complex="6pt"/>
    </style:style>
    <style:style style:name="P45" style:family="paragraph" style:parent-style-name="Text_20_body" style:list-style-name="L11">
      <style:text-properties style:text-line-through-style="none" style:text-line-through-type="none" fo:font-size="6pt" officeooo:rsid="15130127" officeooo:paragraph-rsid="15ac69ea" style:font-size-asian="6pt" style:font-size-complex="6pt"/>
    </style:style>
    <style:style style:name="P46" style:family="paragraph" style:parent-style-name="Text_20_body" style:list-style-name="L11">
      <style:text-properties style:text-line-through-style="none" style:text-line-through-type="none" fo:font-size="6pt" officeooo:rsid="15ba4fa2" officeooo:paragraph-rsid="15ac69ea" style:font-size-asian="6pt" style:font-size-complex="6pt"/>
    </style:style>
    <style:style style:name="P47" style:family="paragraph" style:parent-style-name="Text_20_body" style:list-style-name="L15">
      <style:text-properties style:text-line-through-style="none" style:text-line-through-type="none" fo:font-size="6pt" officeooo:rsid="15ba4fa2" officeooo:paragraph-rsid="15ac69ea" style:font-size-asian="6pt" style:font-size-complex="6pt"/>
    </style:style>
    <style:style style:name="P48" style:family="paragraph" style:parent-style-name="Text_20_body" style:list-style-name="L20">
      <style:text-properties style:text-line-through-style="none" style:text-line-through-type="none" fo:font-size="6pt" officeooo:rsid="15b66603" officeooo:paragraph-rsid="15adac3a" style:font-size-asian="6pt" style:font-size-complex="6pt"/>
    </style:style>
    <style:style style:name="P49" style:family="paragraph" style:parent-style-name="Text_20_body">
      <style:text-properties style:text-line-through-style="solid" style:text-line-through-type="single" fo:font-size="6pt" fo:font-style="italic" officeooo:rsid="15adb055" officeooo:paragraph-rsid="15ac69ea" style:font-size-asian="6pt" style:font-style-asian="italic" style:font-size-complex="6pt" style:font-style-complex="italic"/>
    </style:style>
    <style:style style:name="P50" style:family="paragraph" style:parent-style-name="Text_20_body">
      <style:paragraph-properties fo:text-align="end" style:justify-single-word="false"/>
      <style:text-properties style:text-line-through-style="solid" style:text-line-through-type="single" fo:font-size="6pt" officeooo:rsid="15adb055" officeooo:paragraph-rsid="15ac69ea" style:font-size-asian="6pt" style:font-size-complex="6pt"/>
    </style:style>
    <style:style style:name="P51" style:family="paragraph" style:parent-style-name="Heading_20_1">
      <style:paragraph-properties fo:text-align="center" style:justify-single-word="false"/>
      <style:text-properties fo:font-size="14pt" officeooo:paragraph-rsid="15adac3a" style:font-size-asian="14pt" style:font-size-complex="14pt"/>
    </style:style>
    <style:style style:name="P52" style:family="paragraph" style:parent-style-name="Heading_20_1" style:master-page-name="Standard">
      <style:paragraph-properties fo:text-align="center" style:justify-single-word="false" style:page-number="auto"/>
      <style:text-properties fo:font-size="14pt" officeooo:paragraph-rsid="15ac69ea" style:font-size-asian="14pt" style:font-size-complex="14pt"/>
    </style:style>
    <style:style style:name="T1" style:family="text">
      <style:text-properties officeooo:rsid="158fd3b2"/>
    </style:style>
    <style:style style:name="T2" style:family="text">
      <style:text-properties officeooo:rsid="1590fc59"/>
    </style:style>
    <style:style style:name="T3" style:family="text">
      <style:text-properties officeooo:rsid="159d9011"/>
    </style:style>
    <style:style style:name="T4" style:family="text">
      <style:text-properties officeooo:rsid="15a1cf2c"/>
    </style:style>
    <style:style style:name="T5" style:family="text">
      <style:text-properties officeooo:rsid="15a2e65d"/>
    </style:style>
    <style:style style:name="T6" style:family="text">
      <style:text-properties officeooo:rsid="15a4cef4"/>
    </style:style>
    <style:style style:name="T7" style:family="text">
      <style:text-properties officeooo:rsid="15a65e76"/>
    </style:style>
    <style:style style:name="T8" style:family="text">
      <style:text-properties officeooo:rsid="15aa56d7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fo:font-style="italic" style:font-style-asian="italic" style:font-style-complex="italic"/>
    </style:style>
    <style:style style:name="T12" style:family="text">
      <style:text-properties style:text-line-through-style="none" style:text-line-through-type="none" officeooo:rsid="15b17b04"/>
    </style:style>
    <style:style style:name="T13" style:family="text">
      <style:text-properties style:text-line-through-style="none" style:text-line-through-type="none" officeooo:rsid="154b9479"/>
    </style:style>
    <style:style style:name="T14" style:family="text">
      <style:text-properties style:text-line-through-style="none" style:text-line-through-type="none" officeooo:rsid="15b4f5df"/>
    </style:style>
    <style:style style:name="T15" style:family="text">
      <style:text-properties style:text-line-through-style="none" style:text-line-through-type="none" officeooo:rsid="15bb5d3c"/>
    </style:style>
    <style:style style:name="T16" style:family="text">
      <style:text-properties style:text-line-through-style="none" style:text-line-through-type="none" officeooo:rsid="15b35cfd"/>
    </style:style>
    <style:style style:name="T17" style:family="text">
      <style:text-properties style:text-line-through-style="none" style:text-line-through-type="none" officeooo:rsid="15ba4fa2"/>
    </style:style>
    <style:style style:name="T18" style:family="text">
      <style:text-properties style:text-line-through-style="none" style:text-line-through-type="none" officeooo:rsid="15b3de02"/>
    </style:style>
    <style:style style:name="T19" style:family="text">
      <style:text-properties officeooo:rsid="15afa6e7"/>
    </style:style>
    <style:style style:name="T20" style:family="text">
      <style:text-properties officeooo:rsid="15b4f5df"/>
    </style:style>
    <style:style style:name="T21" style:family="text">
      <style:text-properties officeooo:rsid="15b00d7c"/>
    </style:style>
    <style:style style:name="T22" style:family="text">
      <style:text-properties officeooo:rsid="15bcccb3"/>
    </style:style>
    <style:style style:name="T23" style:family="text">
      <style:text-properties officeooo:rsid="15b63210"/>
    </style:style>
    <style:style style:name="T24" style:family="text">
      <style:text-properties officeooo:rsid="15ba4f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The Unravelling</text:h>
      <text:p text:style-name="P49"><text:span text:style-name="T10">Doruvos má něco za lubem. Potřebujeme vás ve městě co nejdřív.</text:span></text:p>
      <text:p text:style-name="P50"><text:span text:style-name="T11"><text:s text:c="14"/>A. <text:s text:c="76"/></text:span><text:span text:style-name="T10"><text:s text:c="8"/></text:span></text:p>
      <text:p text:style-name="P34">Doruvosův syn <text:s/>Adonis <text:span text:style-name="T19">dorazil s 12 falangami.</text:span></text:p>
      <text:list xml:id="list2021679474" text:style-name="L4">
        <text:list-item>
          <text:p text:style-name="P35">Dezertoval z armády Dórského daidocha.</text:p>
        </text:list-item>
        <text:list-item>
          <text:p text:style-name="P35">Spolu s Doruvosem mají v plánu obsadit nejen Vadoru, ale i další Icénské města kolem.</text:p>
        </text:list-item>
      </text:list>
      <text:p text:style-name="P37">Doruvosovy akce:</text:p>
      <text:list xml:id="list1681227049" text:style-name="L11">
        <text:list-item>
          <text:p text:style-name="P38"><text:span text:style-name="T20">N</text:span>echá zavřít <text:span text:style-name="T21">a</text:span>rchona <text:span text:style-name="T19">Diákona</text:span>.</text:p>
          <text:list>
            <text:list-item>
              <text:p text:style-name="P39">Dórského senátora Astiose (zbohatnul díky archonovi) nechá Doruvos <text:span text:style-name="T22">popravit</text:span> a zabere jeho majetek.</text:p>
            </text:list-item>
            <text:list-item>
              <text:p text:style-name="P40">Bude ukřižován přímo na Agoře.</text:p>
            </text:list-item>
          </text:list>
        </text:list-item>
        <text:list-item>
          <text:p text:style-name="P38">Hierofant <text:span text:style-name="T19">Adiros</text:span> se oficiálně postaví <text:span text:style-name="T19">za Doruvose</text:span> a vysvětí ho jako Áronova velekněze (zřejmě pod nátlakem).</text:p>
          <text:list>
            <text:list-item>
              <text:p text:style-name="P41"><text:span text:style-name="T21">Dórští senátoři </text:span>Demetrius a Artemon stáli za hierofantem - budou teď podporovat Doruvose.</text:p>
            </text:list-item>
          </text:list>
        </text:list-item>
        <text:list-item>
          <text:p text:style-name="P41"><text:span text:style-name="T21">Dórští senátoři </text:span>Aegidius, Xemnón a Gilias jsou od začátku pro Doruvose. Čeká je povýšení.</text:p>
        </text:list-item>
        <text:list-item>
          <text:p text:style-name="P36"><text:span text:style-name="T23">P</text:span>odnikne zátah proti monarchistům.</text:p>
          <text:list>
            <text:list-item>
              <text:p text:style-name="P36">Kudůk Berut skončí v žaláři, <text:span text:style-name="T21">přeživší </text:span>Dabarani na útěku.</text:p>
            </text:list-item>
            <text:list-item>
              <text:p text:style-name="P43">Princ Godrin z rodu Dabaranů utekl do Baradry (kterou bude zanedlouho oblehne Adonis).</text:p>
            </text:list-item>
          </text:list>
        </text:list-item>
        <text:list-item>
          <text:p text:style-name="P45"><text:span text:style-name="T21">Demokrat (hobit Philosir) skončí v žáláři, pak bude poslán do vyhnanství.</text:span></text:p>
        </text:list-item>
        <text:list-item>
          <text:p text:style-name="P46">Rozpustil senát, nastolil tyranii.</text:p>
          <text:list>
            <text:list-item>
              <text:p text:style-name="P41">Konzervativci (Arvad, Aradus) <text:span text:style-name="T24">byli svých senároských práv.</text:span></text:p>
            </text:list-item>
            <text:list-item>
              <text:p text:style-name="P46">Daně se odteď neplatí dobrovolně, ale povinně. Zatím je platí jen měšťané. Časem přijde clo, nejdřív v přístavu, pak i v branách.</text:p>
            </text:list-item>
          </text:list>
        </text:list-item>
      </text:list>
      <text:p text:style-name="P37">Výhledově</text:p>
      <text:list xml:id="list2339451874" text:style-name="L12">
        <text:list-item>
          <text:p text:style-name="P22"><text:span text:style-name="T12">Dórský daidoch nebude chtít nechat Adonisovu dezerci nepotrestanou, takže časem pošle trestnou výpravu. Zřejmě podstatně víc než 12 lodí.</text:span></text:p>
        </text:list-item>
        <text:list-item>
          <text:p text:style-name="P23"><text:span text:style-name="T12">A</text:span><text:span text:style-name="T10">donis bude chtít převzít moc (ale asi až poté, co obsadí okolní města).</text:span></text:p>
        </text:list-item>
      </text:list>
      <text:p text:style-name="P25"><text:span text:style-name="T13">Gersonova kumpanie</text:span></text:p>
      <text:list xml:id="list538170286" text:style-name="L13">
        <text:list-item>
          <text:p text:style-name="P26"><text:soft-page-break/><text:span text:style-name="T14">původně </text:span><text:span text:style-name="T13">50 mužů, síla 2</text:span></text:p>
        </text:list-item>
        <text:list-item>
          <text:p text:style-name="P24"><text:span text:style-name="T13">D</text:span><text:span text:style-name="T10">ost se rozrostla, nyní tak 150.</text:span></text:p>
        </text:list-item>
        <text:list-item>
          <text:p text:style-name="P24"><text:span text:style-name="T10">Původně se nechávala najímat od bohatých měšťanů, to teď skončí. Doruvos vyhlásí </text:span><text:span text:style-name="T15">zákon, který měšťanům povoluje jen minimální osobní stráž, takže většina žoldáků je na dlažbě.</text:span></text:p>
        </text:list-item>
      </text:list>
      <text:p text:style-name="P42">Trpaslická banka (Bodran)</text:p>
      <text:list xml:id="list3975513139" text:style-name="L14">
        <text:list-item>
          <text:p text:style-name="P27"><text:span text:style-name="T16">P</text:span><text:span text:style-name="T13">lechové hlavy budou bránit Dabarany. </text:span><text:span text:style-name="T16">Většina jich při tom padne. Zbytek se stáhne do Opuštěné pevnosti.</text:span></text:p>
        </text:list-item>
        <text:list-item>
          <text:p text:style-name="P27"><text:span text:style-name="T17">B</text:span><text:span text:style-name="T13">anka se od toho bude distancovat. Přijde tím o plechové hlavy </text:span><text:span text:style-name="T17">(z větší části)</text:span><text:span text:style-name="T13">, ale zachová si neutralitu. </text:span><text:span text:style-name="T18">Doruvos jí bude dlužit spoustu peněz.</text:span></text:p>
        </text:list-item>
      </text:list>
      <text:p text:style-name="P32">Základna je zabavena (coby majetek Dabaranů).</text:p>
      <text:list xml:id="list3421157313" text:style-name="L15">
        <text:list-item>
          <text:p text:style-name="P47">Domácího (kudůka, kterého sehnal Belzebák) vězní (ještě pořád) a vyslýchají. Tvrdí jim, že dům je pronajatej. Chtějí po něm smlouvu, tu samozřejmě ukázat nemůže.</text:p>
        </text:list-item>
      </text:list>
      <text:p text:style-name="P32">Co Akira?</text:p>
      <text:list xml:id="list4233254605" text:style-name="L16">
        <text:list-item>
          <text:p text:style-name="P44">Je zraněná, zalezlá někde ve slumech. Půjde se po ní doptat.</text:p>
        </text:list-item>
      </text:list>
      <text:p text:style-name="P4">Halara budou chtít popravit</text:p>
      <text:list xml:id="list1453239691" text:style-name="L17">
        <text:list-item>
          <text:p text:style-name="P28">Snažil se prodat listinu, kterou mu kdysi prodaly postavy a nabídnul ji špatné straně.</text:p>
        </text:list-item>
      </text:list>
      <text:p text:style-name="P33">Černej zub (otrokář, starej známej druhé skupiny) se brzo nastěhuje do divočiny.</text:p>
      <text:p text:style-name="P33">Černí bratři taky vyrazí do divočiny.</text:p>
      <text:h text:style-name="P51" text:outline-level="1">Přepadení karavany</text:h>
      <text:p text:style-name="P29">Přeživší:</text:p>
      <text:p text:style-name="P29">Anea</text:p>
      <text:list xml:id="list4173929806" text:style-name="L19">
        <text:list-item>
          <text:p text:style-name="P30">Mladá elfka, lučištnice. Dlouhé, černé vlasy.</text:p>
        </text:list-item>
        <text:list-item>
          <text:p text:style-name="P30">Má v karavaně podíl. Zbylí dva podílníci jsou mrtví, takže bude chtít karavanu převzít. Hejl se bude cukat.</text:p>
        </text:list-item>
      </text:list>
      <text:p text:style-name="P29">Hejl</text:p>
      <text:list xml:id="list3966868703" text:style-name="L20">
        <text:list-item>
          <text:p text:style-name="P31">Člověk, žoldák, zjizvená levá tvář (od ohně).</text:p>
        </text:list-item>
        <text:list-item>
          <text:p text:style-name="P48">Není to úplnej zbabělec (to by se k týhle karavaně nikdy nepřidal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12T14:51:20.195000000</dc:date>
    <meta:print-date>2113-01-01T00:00:00</meta:print-date>
    <meta:editing-cycles>10517</meta:editing-cycles>
    <meta:editing-duration>P32DT7H13M31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47" meta:word-count="450" meta:character-count="2848" meta:non-whitespace-character-count="2374"/>
  </office:meta>
</office:document-meta>
</file>